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ommendDTO.setImage( String im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mmendDTO.setLabelNot( String labelN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mmendDTO.get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CreatorTest11.test_for_y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commendDTO.RecommendDTO( @ JSONField ( name = "image" ) String image , @ JSONField ( name = "link" ) String link , @ JSONField ( name = "title" ) String title , @ JSONField ( name = "desc" ) String desc , @ JSONField ( name = "labels" ) String labels , @ JSONField ( name = "labelNot" ) String labelNo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commendDTO.setLink( String 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mmendDTO.get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mmendDTO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mmendDTO.get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mmendDTO.getLabelN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mmendDTO.getLabe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mmendDTO.setDesc( String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mmendDTO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mmendDTO.setLabels( String labe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